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3400000228560DCEC4.png" manifest:media-type="image/png"/>
  <manifest:file-entry manifest:full-path="Pictures/10000000000004440000023C710BEF1A.png" manifest:media-type="image/png"/>
  <manifest:file-entry manifest:full-path="Pictures/1000000000000430000001DF6023D106.png" manifest:media-type="image/png"/>
  <manifest:file-entry manifest:full-path="Pictures/100000000000044F000001F7EF4EA156.png" manifest:media-type="image/png"/>
  <manifest:file-entry manifest:full-path="Pictures/100000000000044800000205C1B459BB.png" manifest:media-type="image/png"/>
  <manifest:file-entry manifest:full-path="Pictures/100000000000044E000001FF1974581A.png" manifest:media-type="image/png"/>
  <manifest:file-entry manifest:full-path="Pictures/100000000000044C000001DD859FA6EF.png" manifest:media-type="image/png"/>
  <manifest:file-entry manifest:full-path="Pictures/10000000000004490000019E8EBA5241.png" manifest:media-type="image/png"/>
  <manifest:file-entry manifest:full-path="Pictures/100000000000045000000222BA92555F.png" manifest:media-type="image/png"/>
  <manifest:file-entry manifest:full-path="Pictures/100000000000044800000226BF51D9C8.png" manifest:media-type="image/png"/>
  <manifest:file-entry manifest:full-path="Pictures/100000000000044D0000022FB61BC552.png" manifest:media-type="image/png"/>
  <manifest:file-entry manifest:full-path="Pictures/100000000000044F00000234AB6189F9.png" manifest:media-type="image/png"/>
  <manifest:file-entry manifest:full-path="Pictures/10000000000004530000022B2E8A9F18.png" manifest:media-type="image/png"/>
  <manifest:file-entry manifest:full-path="Pictures/10000000000004540000023B89029B6A.png" manifest:media-type="image/png"/>
  <manifest:file-entry manifest:full-path="Pictures/10000000000004550000022FDE20D78E.png" manifest:media-type="image/png"/>
  <manifest:file-entry manifest:full-path="Pictures/1000000000000445000001F91B66FFE8.png" manifest:media-type="image/png"/>
  <manifest:file-entry manifest:full-path="Pictures/10000000000004570000023D87D3E6C4.png" manifest:media-type="image/png"/>
  <manifest:file-entry manifest:full-path="Pictures/100000000000044C0000023CE5E720E4.png" manifest:media-type="image/png"/>
  <manifest:file-entry manifest:full-path="Pictures/100000000000044D0000023F3971B81C.png" manifest:media-type="image/png"/>
  <manifest:file-entry manifest:full-path="Pictures/10000000000004490000022EDBAA5329.png" manifest:media-type="image/png"/>
  <manifest:file-entry manifest:full-path="Pictures/1000000000000445000002310BA1E0F1.png" manifest:media-type="image/png"/>
  <manifest:file-entry manifest:full-path="Pictures/100000000000045B00000221E0941B38.png" manifest:media-type="image/png"/>
  <manifest:file-entry manifest:full-path="Pictures/1000000000000459000002001E658F5B.png" manifest:media-type="image/png"/>
  <manifest:file-entry manifest:full-path="Pictures/100000000000045000000234D5E17EC9.png" manifest:media-type="image/png"/>
  <manifest:file-entry manifest:full-path="Pictures/100000000000043F0000023B0CDDB06B.png" manifest:media-type="image/png"/>
  <manifest:file-entry manifest:full-path="Pictures/10000000000004540000023EEE1921DF.png" manifest:media-type="image/png"/>
  <manifest:file-entry manifest:full-path="Pictures/100000000000045F0000023D22913C1B.png" manifest:media-type="image/png"/>
  <manifest:file-entry manifest:full-path="Pictures/10000000000004590000024496100000.png" manifest:media-type="image/png"/>
  <manifest:file-entry manifest:full-path="Pictures/100000000000044A00000222F8350D3A.png" manifest:media-type="image/png"/>
  <manifest:file-entry manifest:full-path="Pictures/10000000000004530000021A0CA12064.png" manifest:media-type="image/png"/>
  <manifest:file-entry manifest:full-path="Pictures/100000000000045C0000023DAFEA9D62.png" manifest:media-type="image/png"/>
  <manifest:file-entry manifest:full-path="Pictures/1000000000000459000001BC74B95308.png" manifest:media-type="image/png"/>
  <manifest:file-entry manifest:full-path="Pictures/100000000000045200000233D9767F28.png" manifest:media-type="image/png"/>
  <manifest:file-entry manifest:full-path="Pictures/10000000000004550000021E2711EC3E.png" manifest:media-type="image/png"/>
  <manifest:file-entry manifest:full-path="Pictures/10000000000004400000022A8EB6D6F5.png" manifest:media-type="image/png"/>
  <manifest:file-entry manifest:full-path="Pictures/1000000000000445000002330FA1D486.png" manifest:media-type="image/png"/>
  <manifest:file-entry manifest:full-path="Pictures/10000000000004560000024477C28632.png" manifest:media-type="image/png"/>
  <manifest:file-entry manifest:full-path="Pictures/1000000000000461000002286AA54E34.png" manifest:media-type="image/png"/>
  <manifest:file-entry manifest:full-path="Pictures/100000000000044E00000227FA04A122.png" manifest:media-type="image/png"/>
  <manifest:file-entry manifest:full-path="Pictures/1000000000000450000001C04A8D1B54.png" manifest:media-type="image/png"/>
  <manifest:file-entry manifest:full-path="Pictures/10000000000004410000023006B26128.png" manifest:media-type="image/png"/>
  <manifest:file-entry manifest:full-path="Pictures/100000000000044F00000236D44FFEC7.png" manifest:media-type="image/png"/>
  <manifest:file-entry manifest:full-path="Pictures/10000000000004480000023BA50CCA74.png" manifest:media-type="image/png"/>
  <manifest:file-entry manifest:full-path="Pictures/100000000000044100000232F859670F.png" manifest:media-type="image/png"/>
  <manifest:file-entry manifest:full-path="Pictures/10000000000004590000023B656BCAEF.png" manifest:media-type="image/png"/>
  <manifest:file-entry manifest:full-path="Pictures/1000000000000449000001D4A49B7E78.png" manifest:media-type="image/png"/>
  <manifest:file-entry manifest:full-path="Pictures/100000000000043F000001BCFA59814E.png" manifest:media-type="image/png"/>
  <manifest:file-entry manifest:full-path="Pictures/1000000000000448000002211BCD7654.png" manifest:media-type="image/png"/>
  <manifest:file-entry manifest:full-path="Pictures/100000000000045600000230B0737E6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bability and Filters</text:p>
          </draw:text-box>
        </draw:frame>
        <draw:frame presentation:style-name="pr2" draw:layer="layout" svg:width="25.199cm" svg:height="12.17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3.782cm" svg:height="12.178cm" svg:x="2.108cm" svg:y="4.914cm" presentation:class="graphic">
          <draw:image xlink:href="Pictures/100000000000045F0000023D22913C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4.139cm" svg:height="12.178cm" svg:x="1.929cm" svg:y="4.914cm" presentation:class="graphic">
          <draw:image xlink:href="Pictures/100000000000045600000230B0737E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3.924cm" svg:height="12.178cm" svg:x="2.037cm" svg:y="4.914cm" presentation:class="graphic">
          <draw:image xlink:href="Pictures/100000000000045200000233D9767F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3.737cm" svg:height="12.178cm" svg:x="2.13cm" svg:y="4.914cm" presentation:class="graphic">
          <draw:image xlink:href="Pictures/10000000000004590000023B656BCA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199cm" svg:height="10.224cm" svg:x="1.399cm" svg:y="5.891cm" presentation:class="graphic">
          <draw:image xlink:href="Pictures/1000000000000450000001C04A8D1B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4.49cm" svg:height="12.178cm" svg:x="1.754cm" svg:y="4.914cm" presentation:class="graphic">
          <draw:image xlink:href="Pictures/1000000000000448000002211BCD76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057cm" svg:height="12.178cm" svg:x="1.47cm" svg:y="4.914cm" presentation:class="graphic">
          <draw:image xlink:href="Pictures/10000000000004530000021A0CA120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199cm" svg:height="10.75cm" svg:x="1.399cm" svg:y="5.628cm" presentation:class="graphic">
          <draw:image xlink:href="Pictures/1000000000000449000001D4A49B7E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3.375cm" svg:height="12.178cm" svg:x="2.311cm" svg:y="4.914cm" presentation:class="graphic">
          <draw:image xlink:href="Pictures/10000000000004480000023BA50CCA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3.917cm" svg:height="12.178cm" svg:x="2.04cm" svg:y="4.914cm" presentation:class="graphic">
          <draw:image xlink:href="Pictures/10000000000004400000022A8EB6D6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4.732cm" svg:height="12.178cm" svg:x="1.633cm" svg:y="4.914cm" presentation:class="graphic">
          <draw:image xlink:href="Pictures/1000000000000461000002286AA54E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3.631cm" svg:height="12.178cm" svg:x="2.183cm" svg:y="4.914cm" presentation:class="graphic">
          <draw:image xlink:href="Pictures/10000000000004540000023B89029B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3.734cm" svg:height="12.178cm" svg:x="2.132cm" svg:y="4.914cm" presentation:class="graphic">
          <draw:image xlink:href="Pictures/100000000000044F00000236D44FFE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3.719cm" svg:height="12.178cm" svg:x="2.139cm" svg:y="4.914cm" presentation:class="graphic">
          <draw:image xlink:href="Pictures/100000000000045C0000023DAFEA9D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199cm" svg:height="10.052cm" svg:x="1.399cm" svg:y="5.977cm" presentation:class="graphic">
          <draw:image xlink:href="Pictures/1000000000000459000001BC74B953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4.919cm" svg:height="12.178cm" svg:x="1.539cm" svg:y="4.914cm" presentation:class="graphic">
          <draw:image xlink:href="Pictures/10000000000004550000021E2711EC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3.369cm" svg:height="12.178cm" svg:x="2.314cm" svg:y="4.914cm" presentation:class="graphic">
          <draw:image xlink:href="Pictures/100000000000045900000244961000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3.508cm" svg:height="12.178cm" svg:x="2.245cm" svg:y="4.914cm" presentation:class="graphic">
          <draw:image xlink:href="Pictures/10000000000004540000023EEE1921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3.307cm" svg:height="12.178cm" svg:x="2.345cm" svg:y="4.914cm" presentation:class="graphic">
          <draw:image xlink:href="Pictures/10000000000004560000024477C286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3.307cm" svg:height="12.178cm" svg:x="2.345cm" svg:y="4.914cm" presentation:class="graphic">
          <draw:image xlink:href="Pictures/10000000000004560000024477C286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199cm" svg:height="11.591cm" svg:x="1.399cm" svg:y="5.207cm" presentation:class="graphic">
          <draw:image xlink:href="Pictures/1000000000000459000002001E658F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4.915cm" svg:height="12.178cm" svg:x="1.541cm" svg:y="4.914cm" presentation:class="graphic">
          <draw:image xlink:href="Pictures/100000000000045B00000221E0941B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3.183cm" svg:height="12.178cm" svg:x="2.407cm" svg:y="4.914cm" presentation:class="graphic">
          <draw:image xlink:href="Pictures/100000000000043F0000023B0CDDB0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3.837cm" svg:height="12.178cm" svg:x="2.08cm" svg:y="4.914cm" presentation:class="graphic">
          <draw:image xlink:href="Pictures/100000000000045000000234D5E17E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3.318cm" svg:height="12.178cm" svg:x="2.34cm" svg:y="4.914cm" presentation:class="graphic">
          <draw:image xlink:href="Pictures/100000000000044D0000023F3971B8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3.612cm" svg:height="12.178cm" svg:x="2.193cm" svg:y="4.914cm" presentation:class="graphic">
          <draw:image xlink:href="Pictures/10000000000004570000023D87D3E6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4.356cm" svg:height="12.178cm" svg:x="1.821cm" svg:y="4.914cm" presentation:class="graphic">
          <draw:image xlink:href="Pictures/100000000000044E00000227FA04A1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4.161cm" svg:height="12.178cm" svg:x="1.918cm" svg:y="4.914cm" presentation:class="graphic">
          <draw:image xlink:href="Pictures/10000000000004550000022FDE20D7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3.816cm" svg:height="12.178cm" svg:x="2.091cm" svg:y="4.914cm" presentation:class="graphic">
          <draw:image xlink:href="Pictures/100000000000044F00000234AB6189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3.942cm" svg:height="12.178cm" svg:x="2.028cm" svg:y="4.914cm" presentation:class="graphic">
          <draw:image xlink:href="Pictures/10000000000004490000022EDBAA53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3.987cm" svg:height="12.178cm" svg:x="2.005cm" svg:y="4.914cm" presentation:class="graphic">
          <draw:image xlink:href="Pictures/100000000000044D0000022FB61BC5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4.625cm" svg:height="12.178cm" svg:x="1.686cm" svg:y="4.914cm" presentation:class="graphic">
          <draw:image xlink:href="Pictures/100000000000045000000222BA9255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3.597cm" svg:height="12.178cm" svg:x="2.2cm" svg:y="4.914cm" presentation:class="graphic">
          <draw:image xlink:href="Pictures/100000000000044100000232F85967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3.727cm" svg:height="12.178cm" svg:x="2.135cm" svg:y="4.914cm" presentation:class="graphic">
          <draw:image xlink:href="Pictures/1000000000000445000002310BA1E0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4.291cm" svg:height="12.178cm" svg:x="1.853cm" svg:y="4.914cm" presentation:class="graphic">
          <draw:image xlink:href="Pictures/10000000000004530000022B2E8A9F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3.42cm" svg:height="12.178cm" svg:x="2.289cm" svg:y="4.914cm" presentation:class="graphic">
          <draw:image xlink:href="Pictures/100000000000044C0000023CE5E720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199cm" svg:height="9.509cm" svg:x="1.399cm" svg:y="6.248cm" presentation:class="graphic">
          <draw:image xlink:href="Pictures/10000000000004490000019E8EBA52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199cm" svg:height="10.292cm" svg:x="1.399cm" svg:y="5.857cm" presentation:class="graphic">
          <draw:image xlink:href="Pictures/100000000000043F000001BCFA5981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199cm" svg:height="11.641cm" svg:x="1.399cm" svg:y="5.182cm" presentation:class="graphic">
          <draw:image xlink:href="Pictures/1000000000000445000001F91B66FF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4.268cm" svg:height="12.178cm" svg:x="1.865cm" svg:y="4.914cm" presentation:class="graphic">
          <draw:image xlink:href="Pictures/100000000000044800000226BF51D9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199cm" svg:height="10.927cm" svg:x="1.399cm" svg:y="5.539cm" presentation:class="graphic">
          <draw:image xlink:href="Pictures/100000000000044C000001DD859FA6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199cm" svg:height="11.684cm" svg:x="1.399cm" svg:y="5.161cm" presentation:class="graphic">
          <draw:image xlink:href="Pictures/100000000000044E000001FF197458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3.643cm" svg:height="12.178cm" svg:x="2.177cm" svg:y="4.914cm" presentation:class="graphic">
          <draw:image xlink:href="Pictures/1000000000000445000002330FA1D4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3.682cm" svg:height="12.178cm" svg:x="2.158cm" svg:y="4.914cm" presentation:class="graphic">
          <draw:image xlink:href="Pictures/10000000000004410000023006B261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199cm" svg:height="11.886cm" svg:x="1.399cm" svg:y="5.06cm" presentation:class="graphic">
          <draw:image xlink:href="Pictures/100000000000044800000205C1B459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199cm" svg:height="11.491cm" svg:x="1.399cm" svg:y="5.257cm" presentation:class="graphic">
          <draw:image xlink:href="Pictures/100000000000044F000001F7EF4EA1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199cm" svg:height="11.259cm" svg:x="1.399cm" svg:y="5.373cm" presentation:class="graphic">
          <draw:image xlink:href="Pictures/1000000000000430000001DF6023D1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4.491cm" svg:height="12.178cm" svg:x="1.753cm" svg:y="4.914cm" presentation:class="graphic">
          <draw:image xlink:href="Pictures/100000000000044A00000222F8350D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3.25cm" svg:height="12.178cm" svg:x="2.374cm" svg:y="4.914cm" presentation:class="graphic">
          <draw:image xlink:href="Pictures/10000000000004440000023C710BEF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3.739cm" svg:height="12.178cm" svg:x="2.129cm" svg:y="4.914cm" presentation:class="graphic">
          <draw:image xlink:href="Pictures/100000000000043400000228560DCE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6T17:03:13.326947515</meta:creation-date>
    <dc:date>2015-02-06T17:25:02.244269036</dc:date>
    <meta:editing-duration>PT6M38S</meta:editing-duration>
    <meta:editing-cycles>1</meta:editing-cycles>
    <meta:document-statistic meta:object-count="225"/>
    <meta:generator>LibreOffice/4.2.7.2$Linux_x86 LibreOffice_project/420m0$Build-2</meta:generator>
  </office:meta>
</office:document-meta>
</file>